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6.85cm" fo:min-width="2.6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6.85cm" fo:min-width="13.2cm"/>
    </style:style>
    <style:style style:name="gr3" style:family="graphic" style:parent-style-name="standard">
      <style:graphic-properties draw:stroke="dash" draw:stroke-dash="Ultrafine_20_Dashed" svg:stroke-color="#000000" draw:fill="solid" draw:fill-color="#e6e6e6" draw:textarea-horizontal-align="justify" draw:textarea-vertical-align="middle" draw:auto-grow-height="false" fo:min-height="7.65cm" fo:min-width="16.7cm"/>
    </style:style>
    <style:style style:name="gr4" style:family="graphic" style:parent-style-name="standard">
      <style:graphic-properties draw:stroke="dash" draw:stroke-dash="Ultrafine_20_Dotted_20__28_var_29_" svg:stroke-color="#000000" draw:fill="none" draw:textarea-horizontal-align="justify" draw:textarea-vertical-align="middle" draw:auto-grow-height="false" fo:min-height="16.95cm" fo:min-width="17.5cm"/>
    </style:style>
    <style:style style:name="gr5"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6"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10"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1"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2"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1cm" fo:padding-top="0.175cm" fo:padding-bottom="0.175cm" fo:padding-left="0.3cm" fo:padding-right="0.3cm"/>
    </style:style>
    <style:style style:name="gr14"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5"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6" style:family="graphic" style:parent-style-name="standard">
      <style:graphic-properties svg:stroke-width="0.1cm" svg:stroke-color="#000000" draw:marker-start-width="0.5cm" draw:marker-end-width="0.3cm" draw:fill="none" draw:textarea-horizontal-align="justify" draw:textarea-vertical-align="middle" draw:auto-grow-height="false" fo:min-height="0.85cm" fo:min-width="6.2cm" fo:padding-top="0.175cm" fo:padding-bottom="0.175cm" fo:padding-left="0.3cm" fo:padding-right="0.3cm"/>
    </style:style>
    <style:style style:name="gr17"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8"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2cm" fo:padding-top="0.175cm" fo:padding-bottom="0.175cm" fo:padding-left="0.3cm" fo:padding-right="0.3cm"/>
    </style:style>
    <style:style style:name="gr19"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20"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17cm" fo:padding-top="0.175cm" fo:padding-bottom="0.175cm" fo:padding-left="0.3cm" fo:padding-right="0.3cm"/>
    </style:style>
    <style:style style:name="gr21"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cm"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3"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10.3cm"/>
    </style:style>
    <style:style style:name="gr24"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5"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6"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0.556cm" fo:min-width="6.06cm"/>
    </style:style>
    <style:style style:name="gr28" style:family="graphic" style:parent-style-name="standard">
      <style:graphic-properties draw:stroke="none" svg:stroke-color="#000000" draw:fill="none" draw:fill-color="#ffffff" draw:textarea-horizontal-align="left" draw:auto-grow-height="true" draw:auto-grow-width="true" fo:min-height="0.556cm" fo:min-width="4.337cm"/>
    </style:style>
    <style:style style:name="gr29"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30"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6.3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none"/>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1cm" svg:height="7.1cm" svg:x="19.8cm" svg:y="11.5cm">
          <text:p/>
          <draw:enhanced-geometry svg:viewBox="0 0 21600 21600" draw:type="rectangle" draw:enhanced-path="M 0 0 L 21600 0 21600 21600 0 21600 0 0 Z N"/>
        </draw:custom-shape>
        <draw:custom-shape draw:style-name="gr2" draw:text-style-name="P1" draw:layer="layout" svg:width="13.7cm" svg:height="7.1cm" svg:x="5.7cm" svg:y="11.5cm">
          <text:p/>
          <draw:enhanced-geometry svg:viewBox="0 0 21600 21600" draw:type="rectangle" draw:enhanced-path="M 0 0 L 21600 0 21600 21600 0 21600 0 0 Z N"/>
        </draw:custom-shape>
        <draw:custom-shape draw:style-name="gr3" draw:text-style-name="P1" draw:layer="layout" svg:width="17.2cm" svg:height="7.9cm" svg:x="5.7cm" svg:y="3.2cm">
          <text:p/>
          <draw:enhanced-geometry svg:viewBox="0 0 21600 21600" draw:type="rectangle" draw:enhanced-path="M 0 0 L 21600 0 21600 21600 0 21600 0 0 Z N"/>
        </draw:custom-shape>
        <draw:custom-shape draw:style-name="gr4" draw:text-style-name="P2" draw:layer="layout" svg:width="18cm" svg:height="17.2cm" svg:x="5.3cm" svg:y="1.8cm">
          <text:p/>
          <draw:enhanced-geometry svg:viewBox="0 0 21600 21600" draw:type="rectangle" draw:enhanced-path="M 0 0 L 21600 0 21600 21600 0 21600 0 0 Z N"/>
        </draw:custom-shape>
        <draw:frame draw:style-name="gr5" draw:text-style-name="P3" draw:layer="layout" svg:width="4.566cm" svg:height="0.89cm" svg:x="18.634cm" svg:y="1.81cm">
          <draw:text-box>
            <text:p><text:span text:style-name="T1">THE_NEUROBIO</text:span></text:p>
          </draw:text-box>
        </draw:frame>
        <draw:custom-shape draw:style-name="gr6" draw:text-style-name="P2" draw:layer="layout" svg:width="3.8cm" svg:height="21.8cm" svg:x="0.7cm" svg:y="1.8cm">
          <text:p/>
          <draw:enhanced-geometry svg:viewBox="0 0 21600 21600" draw:type="rectangle" draw:enhanced-path="M 0 0 L 21600 0 21600 21600 0 21600 0 0 Z N"/>
        </draw:custom-shape>
        <draw:frame draw:style-name="gr7" draw:text-style-name="P3" draw:layer="layout" svg:width="5.582cm" svg:height="0.89cm" draw:transform="rotate (1.5707963267949) translate (0.8cm 7.382cm)">
          <draw:text-box>
            <text:p><text:span text:style-name="T1">THE_ENVIRONMENT</text:span></text:p>
          </draw:text-box>
        </draw:frame>
        <draw:custom-shape draw:style-name="gr8"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9"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10" draw:text-style-name="P7" xml:id="id3" draw:id="id3" draw:layer="layout" svg:width="4.3cm" svg:height="1.1cm" draw:transform="rotate (1.5707963267949) translate (2.9cm 18.9cm)">
          <text:p text:style-name="P4"><text:span text:style-name="T4">ENVIRONMENT</text:span></text:p>
          <draw:enhanced-geometry svg:viewBox="0 0 21600 21600" draw:type="rectangle" draw:enhanced-path="M 0 0 L 21600 0 21600 21600 0 21600 0 0 Z N"/>
        </draw:custom-shape>
        <draw:connector draw:style-name="gr11" draw:text-style-name="P2" draw:layer="layout" draw:line-skew="0.25cm" svg:x1="1.2cm" svg:y1="13.75cm" svg:x2="2cm" svg:y2="7.75cm" draw:start-shape="id1" draw:end-shape="id2" draw:end-glue-point="0" svg:d="M1200 13750h-300v-6000h1100" svg:viewBox="0 0 1101 6001">
          <text:p/>
        </draw:connector>
        <draw:connector draw:style-name="gr12" draw:text-style-name="P2" draw:layer="layout" svg:x1="3cm" svg:y1="11.1cm" svg:x2="3.45cm" svg:y2="14.6cm" draw:start-shape="id2" draw:start-glue-point="3" draw:end-shape="id3" draw:end-glue-point="1" svg:d="M3000 11100v1750h450v1750" svg:viewBox="0 0 451 3501">
          <text:p/>
        </draw:connector>
        <draw:custom-shape draw:style-name="gr13" draw:text-style-name="P7" xml:id="id4" draw:id="id4" draw:layer="layout" svg:width="4.7cm" svg:height="1.1cm" draw:transform="rotate (1.5707963267949) translate (1.3cm 22.6cm)">
          <text:p text:style-name="P4"><text:span text:style-name="T4">FOOD_RESOURCE</text:span></text:p>
          <draw:enhanced-geometry svg:viewBox="0 0 21600 21600" draw:type="rectangle" draw:enhanced-path="M 0 0 L 21600 0 21600 21600 0 21600 0 0 Z N"/>
        </draw:custom-shape>
        <draw:custom-shape draw:style-name="gr14" draw:text-style-name="P7" xml:id="id5" draw:id="id5" draw:layer="layout" svg:width="2.9cm" svg:height="1.1cm" draw:transform="rotate (1.5707963267949) translate (2.9cm 22.6cm)">
          <text:p text:style-name="P4"><text:span text:style-name="T4">HABITAT</text:span></text:p>
          <draw:enhanced-geometry svg:viewBox="0 0 21600 21600" draw:type="rectangle" draw:enhanced-path="M 0 0 L 21600 0 21600 21600 0 21600 0 0 Z N"/>
        </draw:custom-shape>
        <draw:connector draw:style-name="gr12" draw:text-style-name="P2" draw:layer="layout" draw:line-skew="0cm 0.05cm" svg:x1="1.75cm" svg:y1="16cm" svg:x2="1.3cm" svg:y2="20.25cm" draw:start-shape="id1" draw:start-glue-point="3" draw:end-shape="id4" draw:end-glue-point="0" svg:d="M1750 16000v950h-950v3300h500" svg:viewBox="0 0 951 4251">
          <text:p/>
        </draw:connector>
        <draw:connector draw:style-name="gr15" draw:text-style-name="P2" draw:layer="layout" svg:x1="3.45cm" svg:y1="19.7cm" svg:x2="3.45cm" svg:y2="18.9cm" draw:start-shape="id5" draw:start-glue-point="1" draw:end-shape="id3" draw:end-glue-point="3" svg:d="M3450 19700v-800" svg:viewBox="0 0 1 801">
          <text:p/>
        </draw:connector>
        <draw:custom-shape draw:style-name="gr16" draw:text-style-name="P8" xml:id="id6" draw:id="id6" draw:layer="layout" svg:width="6.8cm" svg:height="1.2cm" svg:x="6.2cm" svg:y="6.2cm">
          <text:p text:style-name="P4"><text:span text:style-name="T5">SPATIAL_PERCEPT_COMPONENT</text:span></text:p>
          <draw:enhanced-geometry svg:viewBox="0 0 21600 21600" draw:type="rectangle" draw:enhanced-path="M 0 0 L 21600 0 21600 21600 0 21600 0 0 Z N"/>
        </draw:custom-shape>
        <draw:custom-shape draw:style-name="gr16" draw:text-style-name="P8" xml:id="id7" draw:id="id7" draw:layer="layout" svg:width="6.8cm" svg:height="1.2cm" svg:x="6.2cm" svg:y="4cm">
          <text:p text:style-name="P4"><text:span text:style-name="T5">CONSPEC_PERCEPT_COMP</text:span></text:p>
          <draw:enhanced-geometry svg:viewBox="0 0 21600 21600" draw:type="rectangle" draw:enhanced-path="M 0 0 L 21600 0 21600 21600 0 21600 0 0 Z N"/>
        </draw:custom-shape>
        <draw:connector draw:style-name="gr17" draw:text-style-name="P2" draw:layer="layout" draw:line-skew="-0.3cm -0.45cm" svg:x1="6.2cm" svg:y1="6.8cm" svg:x2="3cm" svg:y2="4.4cm" draw:start-shape="id6" draw:start-glue-point="3" draw:end-shape="id2" draw:end-glue-point="1" svg:d="M6200 6800h-1400v-3400h-1800v1000" svg:viewBox="0 0 3201 3401">
          <text:p/>
        </draw:connector>
        <draw:connector draw:style-name="gr17" draw:text-style-name="P2" draw:layer="layout" svg:x1="9.6cm" svg:y1="5.2cm" svg:x2="9.6cm" svg:y2="6.2cm" draw:start-shape="id7" draw:start-glue-point="2" draw:end-shape="id6" draw:end-glue-point="0" svg:d="M9600 5200v1000" svg:viewBox="0 0 1 1001">
          <text:p/>
        </draw:connector>
        <draw:custom-shape draw:style-name="gr18" draw:text-style-name="P9" xml:id="id9" draw:id="id9" draw:layer="layout" svg:width="6.8cm" svg:height="2cm" svg:x="14.9cm" svg:y="5.3cm">
          <text:p text:style-name="P4"><text:span text:style-name="T6">PERCEPT_CONSPECIFICS</text:span></text:p>
          <draw:enhanced-geometry svg:viewBox="0 0 21600 21600" draw:type="rectangle" draw:enhanced-path="M 0 0 L 21600 0 21600 21600 0 21600 0 0 Z N"/>
        </draw:custom-shape>
        <draw:custom-shape draw:style-name="gr18" draw:text-style-name="P9" xml:id="id8" draw:id="id8" draw:layer="layout" svg:width="6.8cm" svg:height="2cm" svg:x="6.2cm" svg:y="8.3cm">
          <text:p text:style-name="P4"><text:span text:style-name="T6">PERCEPT_FOOD</text:span></text:p>
          <draw:enhanced-geometry svg:viewBox="0 0 21600 21600" draw:type="rectangle" draw:enhanced-path="M 0 0 L 21600 0 21600 21600 0 21600 0 0 Z N"/>
        </draw:custom-shape>
        <draw:connector draw:style-name="gr19" draw:text-style-name="P2" draw:layer="layout" draw:line-skew="0.45cm" svg:x1="6.2cm" svg:y1="9.3cm" svg:x2="2.3cm" svg:y2="13.75cm" draw:start-shape="id8" draw:start-glue-point="3" draw:end-shape="id1" draw:end-glue-point="2" svg:d="M6200 9300h-1500v4450h-2400" svg:viewBox="0 0 3901 4451">
          <text:p/>
        </draw:connector>
        <draw:connector draw:style-name="gr19" draw:text-style-name="P2" draw:layer="layout" svg:x1="14.9cm" svg:y1="6.3cm" svg:x2="13cm" svg:y2="4.6cm" draw:start-shape="id9" draw:start-glue-point="3" draw:end-shape="id7" draw:end-glue-point="1" svg:d="M14900 6300h-950v-1700h-950" svg:viewBox="0 0 1901 1701">
          <text:p/>
        </draw:connector>
        <draw:custom-shape draw:style-name="gr20" draw:text-style-name="P9" xml:id="id11" draw:id="id11" draw:layer="layout" svg:width="6.017cm" svg:height="2cm" draw:transform="rotate (1.5707963267949) translate (6.3cm 17.917cm)">
          <text:p text:style-name="P4"><text:span text:style-name="T6">PERCEPT_STOMACH</text:span></text:p>
          <draw:enhanced-geometry svg:viewBox="0 0 21600 21600" draw:type="rectangle" draw:enhanced-path="M 0 0 L 21600 0 21600 21600 0 21600 0 0 Z N"/>
        </draw:custom-shape>
        <draw:custom-shape draw:style-name="gr21" draw:text-style-name="P9" xml:id="id14" draw:id="id14" draw:layer="layout" svg:width="6cm" svg:height="2cm" draw:transform="rotate (1.5707963267949) translate (12.6cm 17.9cm)">
          <text:p text:style-name="P4"><text:span text:style-name="T6">PERCEPT_BODY_MASS</text:span></text:p>
          <draw:enhanced-geometry svg:viewBox="0 0 21600 21600" draw:type="rectangle" draw:enhanced-path="M 0 0 L 21600 0 21600 21600 0 21600 0 0 Z N"/>
        </draw:custom-shape>
        <draw:custom-shape draw:style-name="gr21" draw:text-style-name="P9" xml:id="id13" draw:id="id13" draw:layer="layout" svg:width="6cm" svg:height="2cm" draw:transform="rotate (1.5707963267949) translate (9.4cm 17.9cm)">
          <text:p text:style-name="P4"><text:span text:style-name="T6">PERCEPT_ENERGY</text:span></text:p>
          <draw:enhanced-geometry svg:viewBox="0 0 21600 21600" draw:type="rectangle" draw:enhanced-path="M 0 0 L 21600 0 21600 21600 0 21600 0 0 Z N"/>
        </draw:custom-shape>
        <draw:frame draw:style-name="gr22" draw:text-style-name="P10" draw:layer="layout" svg:width="13.021cm" svg:height="0.962cm" svg:x="0.379cm" svg:y="0.4cm">
          <draw:text-box>
            <text:p><text:span text:style-name="T7">Class hierarchy: </text:span><text:span text:style-name="T8">perception objects</text:span></text:p>
          </draw:text-box>
        </draw:frame>
        <draw:custom-shape draw:style-name="gr18" draw:text-style-name="P9" xml:id="id10" draw:id="id10" draw:layer="layout" svg:width="6.8cm" svg:height="2cm" svg:x="14.9cm" svg:y="8.3cm">
          <text:p text:style-name="P4"><text:span text:style-name="T6">PERCEPT_PREDATORS</text:span></text:p>
          <draw:enhanced-geometry svg:viewBox="0 0 21600 21600" draw:type="rectangle" draw:enhanced-path="M 0 0 L 21600 0 21600 21600 0 21600 0 0 Z N"/>
        </draw:custom-shape>
        <draw:connector draw:style-name="gr19" draw:text-style-name="P2" draw:layer="layout" svg:x1="14.9cm" svg:y1="9.3cm" svg:x2="13cm" svg:y2="6.8cm" draw:start-shape="id10" draw:start-glue-point="3" draw:end-shape="id6" draw:end-glue-point="1" svg:d="M14900 9300h-950v-2500h-950" svg:viewBox="0 0 1901 2501">
          <text:p/>
        </draw:connector>
        <draw:custom-shape draw:style-name="gr23" draw:text-style-name="P2" draw:layer="layout" svg:width="10.8cm" svg:height="4cm" svg:x="5.3cm" svg:y="19.6cm">
          <text:p/>
          <draw:enhanced-geometry svg:viewBox="0 0 21600 21600" draw:type="rectangle" draw:enhanced-path="M 0 0 L 21600 0 21600 21600 0 21600 0 0 Z N"/>
        </draw:custom-shape>
        <draw:frame draw:style-name="gr24" draw:text-style-name="P3" draw:layer="layout" svg:width="3.211cm" svg:height="0.89cm" draw:transform="rotate (1.5707963267949) translate (15cm 22.9cm)">
          <draw:text-box>
            <text:p><text:span text:style-name="T1">THE_BODY</text:span></text:p>
          </draw:text-box>
        </draw:frame>
        <draw:custom-shape draw:style-name="gr25" draw:text-style-name="P5" xml:id="id12" draw:id="id12" draw:layer="layout" svg:width="7cm" svg:height="2cm" svg:x="6.9cm" svg:y="20.3cm">
          <text:p text:style-name="P4"><text:span text:style-name="T2">CONDITION</text:span></text:p>
          <draw:enhanced-geometry svg:viewBox="0 0 21600 21600" draw:type="rectangle" draw:enhanced-path="M 0 0 L 21600 0 21600 21600 0 21600 0 0 Z N"/>
        </draw:custom-shape>
        <draw:connector draw:style-name="gr26" draw:text-style-name="P4" draw:layer="layout" draw:line-skew="0.191cm" svg:x1="7.3cm" svg:y1="17.917cm" svg:x2="6.9cm" svg:y2="21.3cm" draw:start-shape="id11" draw:start-glue-point="3" draw:end-shape="id12" draw:end-glue-point="3" svg:d="M7300 17917v1383h-950v2000h550" svg:viewBox="0 0 951 3384">
          <text:p/>
        </draw:connector>
        <draw:connector draw:style-name="gr26" draw:text-style-name="P4" draw:layer="layout" svg:x1="10.4cm" svg:y1="17.9cm" svg:x2="10.4cm" svg:y2="20.3cm" draw:start-shape="id13" draw:start-glue-point="3" draw:end-shape="id12" draw:end-glue-point="0" svg:d="M10400 17900v2400" svg:viewBox="0 0 1 2401">
          <text:p/>
        </draw:connector>
        <draw:connector draw:style-name="gr26" draw:text-style-name="P4" draw:layer="layout" draw:line-skew="0.2cm" svg:x1="13.6cm" svg:y1="17.9cm" svg:x2="10.4cm" svg:y2="20.3cm" draw:start-shape="id14" draw:start-glue-point="3" draw:end-shape="id12" draw:end-glue-point="0" svg:d="M13600 17900v1400h-3200v1000" svg:viewBox="0 0 3201 2401">
          <text:p/>
        </draw:connector>
        <draw:frame draw:style-name="gr27" draw:text-style-name="P11" draw:layer="layout" svg:width="6.602cm" svg:height="0.806cm" svg:x="15.74cm" svg:y="3.4cm">
          <draw:text-box>
            <text:p><text:span text:style-name="T9">External/spatial perceptions</text:span></text:p>
          </draw:text-box>
        </draw:frame>
        <draw:frame draw:style-name="gr28" draw:text-style-name="P11" draw:layer="layout" svg:width="4.862cm" svg:height="0.806cm" draw:transform="rotate (1.5707963267949) translate (18.4cm 16.462cm)">
          <draw:text-box>
            <text:p><text:span text:style-name="T9">Internal perceptions</text:span></text:p>
          </draw:text-box>
        </draw:frame>
        <draw:custom-shape draw:style-name="gr29" draw:text-style-name="P12" xml:id="id15" draw:id="id15" draw:layer="layout" svg:width="4.5cm" svg:height="2cm" svg:x="17.4cm" svg:y="20.7cm">
          <text:p text:style-name="P4"><text:span text:style-name="T10">HORMONES</text:span></text:p>
          <draw:enhanced-geometry svg:viewBox="0 0 21600 21600" draw:type="rectangle" draw:enhanced-path="M 0 0 L 21600 0 21600 21600 0 21600 0 0 Z N"/>
        </draw:custom-shape>
        <draw:custom-shape draw:style-name="gr30" draw:text-style-name="P2" draw:layer="layout" svg:width="6.8cm" svg:height="4cm" svg:x="16.5cm" svg:y="19.6cm">
          <text:p/>
          <draw:enhanced-geometry svg:viewBox="0 0 21600 21600" draw:type="rectangle" draw:enhanced-path="M 0 0 L 21600 0 21600 21600 0 21600 0 0 Z N"/>
        </draw:custom-shape>
        <draw:connector draw:style-name="gr15" draw:text-style-name="P2" draw:layer="layout" svg:x1="10.4cm" svg:y1="22.3cm" svg:x2="19.65cm" svg:y2="22.7cm" draw:start-shape="id12" draw:start-glue-point="2" draw:end-shape="id15" draw:end-glue-point="2" svg:d="M10400 22300v950h9250v-550" svg:viewBox="0 0 9251 951">
          <text:p/>
        </draw:connector>
        <draw:frame draw:style-name="gr5" draw:text-style-name="P13" draw:layer="layout" svg:width="4.566cm" svg:height="0.89cm" svg:x="18.8cm" svg:y="19.71cm">
          <draw:text-box>
            <text:p><text:span text:style-name="T11">THE_HORMONES</text:span></text:p>
          </draw:text-box>
        </draw:frame>
        <draw:custom-shape draw:style-name="gr21" draw:text-style-name="P9" xml:id="id16" draw:id="id16" draw:layer="layout" svg:width="6cm" svg:height="2cm" draw:transform="rotate (1.5707963267949) translate (15.9cm 17.9cm)">
          <text:p text:style-name="P4"><text:span text:style-name="T6">PERCEPT_AGE</text:span></text:p>
          <draw:enhanced-geometry svg:viewBox="0 0 21600 21600" draw:type="rectangle" draw:enhanced-path="M 0 0 L 21600 0 21600 21600 0 21600 0 0 Z N"/>
        </draw:custom-shape>
        <draw:connector draw:style-name="gr26" draw:text-style-name="P4" draw:layer="layout" draw:line-skew="0.2cm" svg:x1="16.9cm" svg:y1="17.9cm" svg:x2="10.4cm" svg:y2="20.3cm" draw:start-shape="id16" draw:start-glue-point="3" draw:end-shape="id12" draw:end-glue-point="0" svg:d="M16900 17900v1400h-6500v1000" svg:viewBox="0 0 6501 2401">
          <text:p/>
        </draw:connector>
        <draw:custom-shape draw:style-name="gr21" draw:text-style-name="P9" draw:layer="layout" svg:width="6cm" svg:height="2cm" draw:transform="rotate (1.5707963267949) translate (20.3cm 17.9cm)">
          <text:p text:style-name="P4"><text:span text:style-name="T6">PERCEPT_LIGHT</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06T12:08:47.111322963</dc:date>
    <dc:creator>Sergey Budaev</dc:creator>
    <meta:editing-duration>PT4H27M44S</meta:editing-duration>
    <meta:editing-cycles>104</meta:editing-cycles>
    <meta:generator>LibreOffice/5.0.5.2$Linux_X86_64 LibreOffice_project/55b006a02d247b5f7215fc6ea0fde844b30035b3</meta:generator>
    <meta:document-statistic meta:object-count="45"/>
  </office:meta>
</office:document-meta>
</file>